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625cm" fo:margin-left="13.399cm" table:align="left" table:border-model="separating"/>
    </style:style>
    <style:style style:name="Таблица1.A" style:family="table-column">
      <style:table-column-properties style:column-width="3.625cm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style style:name="P2" style:family="paragraph" style:parent-style-name="Preformatted_20_Text">
      <style:paragraph-properties fo:text-align="center" style:justify-single-word="false"/>
      <style:text-properties style:font-name="Arial2" officeooo:rsid="002eb8fc" officeooo:paragraph-rsid="0030f719"/>
    </style:style>
    <style:style style:name="P3" style:family="paragraph" style:parent-style-name="Preformatted_20_Text">
      <style:paragraph-properties fo:text-align="center" style:justify-single-word="false"/>
      <style:text-properties style:font-name="Arial2" fo:font-size="12pt" fo:language="en" fo:country="US" officeooo:rsid="003247a7" officeooo:paragraph-rsid="003247a7" style:font-name-asian="NSimSun" style:font-size-asian="12pt" style:font-name-complex="Liberation Mono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dea33" officeooo:paragraph-rsid="003dea33" style:font-name-asian="NSimSun" style:font-size-asian="12pt" style:font-name-complex="Liberation Mono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0f719" officeooo:paragraph-rsid="0030f719" style:font-name-asian="NSimSun" style:font-size-asian="12pt" style:font-name-complex="Liberation Mono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7" style:family="paragraph" style:parent-style-name="Preformatted_20_Text">
      <style:paragraph-properties fo:text-align="end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8" style:family="paragraph" style:parent-style-name="Preformatted_20_Text">
      <style:paragraph-properties fo:text-align="center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9" style:family="paragraph" style:parent-style-name="Preformatted_20_Text">
      <style:paragraph-properties fo:text-align="center" style:justify-single-word="false"/>
      <style:text-properties style:font-name="Arial2" fo:font-size="28pt" fo:language="en" fo:country="US" officeooo:rsid="002eb8fc" officeooo:paragraph-rsid="0030f719" style:font-size-asian="28pt" style:font-size-complex="28pt"/>
    </style:style>
    <style:style style:name="P10" style:family="paragraph" style:parent-style-name="Preformatted_20_Text">
      <style:paragraph-properties fo:text-align="center" style:justify-single-word="false"/>
      <style:text-properties style:font-name="Arial2" fo:font-size="36pt" fo:language="en" fo:country="US" officeooo:rsid="002eb8fc" officeooo:paragraph-rsid="0030f719" style:font-size-asian="36pt" style:font-size-complex="36pt"/>
    </style:style>
    <style:style style:name="P11" style:family="paragraph" style:parent-style-name="Preformatted_20_Text">
      <style:paragraph-properties fo:line-height="150%"/>
      <style:text-properties style:font-name="Arial2" fo:language="en" fo:country="US" officeooo:rsid="0027e095" officeooo:paragraph-rsid="006fd625"/>
    </style:style>
    <style:style style:name="P12" style:family="paragraph" style:parent-style-name="Preformatted_20_Text">
      <style:paragraph-properties fo:line-height="150%"/>
      <style:text-properties style:font-name="Arial2" fo:language="en" fo:country="US" officeooo:rsid="006efce7" officeooo:paragraph-rsid="006efce7"/>
    </style:style>
    <style:style style:name="P13" style:family="paragraph" style:parent-style-name="Preformatted_20_Text">
      <style:paragraph-properties fo:line-height="150%"/>
      <style:text-properties style:font-name="Arial2" fo:language="en" fo:country="US" officeooo:rsid="0023b1d6" officeooo:paragraph-rsid="006c66a6"/>
    </style:style>
    <style:style style:name="P14" style:family="paragraph" style:parent-style-name="Preformatted_20_Text">
      <style:paragraph-properties fo:line-height="150%" fo:text-align="justify" style:justify-single-word="false"/>
      <style:text-properties style:font-name="Arial2" fo:language="en" fo:country="US" officeooo:rsid="00778ddf" officeooo:paragraph-rsid="0085162d"/>
    </style:style>
    <style:style style:name="P15" style:family="paragraph" style:parent-style-name="Preformatted_20_Text">
      <style:paragraph-properties fo:line-height="150%" fo:text-align="justify" style:justify-single-word="false"/>
      <style:text-properties style:font-name="Arial2" fo:language="en" fo:country="US" officeooo:rsid="0085162d" officeooo:paragraph-rsid="0085162d"/>
    </style:style>
    <style:style style:name="P16" style:family="paragraph" style:parent-style-name="Preformatted_20_Text">
      <style:paragraph-properties fo:text-align="justify" style:justify-single-word="false"/>
      <style:text-properties style:font-name="Arial2" fo:language="en" fo:country="US" officeooo:rsid="00284151" officeooo:paragraph-rsid="00284151"/>
    </style:style>
    <style:style style:name="P17" style:family="paragraph" style:parent-style-name="Preformatted_20_Text">
      <style:paragraph-properties fo:text-align="justify" style:justify-single-word="false"/>
      <style:text-properties style:font-name="Arial2" fo:language="ru" fo:country="RU" officeooo:rsid="008d5fe5" officeooo:paragraph-rsid="008d5fe5"/>
    </style:style>
    <style:style style:name="P18" style:family="paragraph" style:parent-style-name="Preformatted_20_Text">
      <style:paragraph-properties fo:line-height="150%"/>
      <style:text-properties officeooo:rsid="0023b1d6" officeooo:paragraph-rsid="006fd625"/>
    </style:style>
    <style:style style:name="P19" style:family="paragraph" style:parent-style-name="Preformatted_20_Text">
      <style:paragraph-properties fo:line-height="150%"/>
      <style:text-properties officeooo:rsid="0023b1d6" officeooo:paragraph-rsid="00724280"/>
    </style:style>
    <style:style style:name="P20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officeooo:rsid="006e677e" officeooo:paragraph-rsid="006fd625"/>
    </style:style>
    <style:style style:name="P21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fo:color="#ff3333" fo:font-style="italic" fo:font-weight="bold" officeooo:rsid="006e677e" officeooo:paragraph-rsid="006fd625" style:font-style-asian="italic" style:font-weight-asian="bold" style:font-style-complex="italic" style:font-weight-complex="bold"/>
    </style:style>
    <style:style style:name="P22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style:font-name="Arial2" fo:language="en" fo:country="US" officeooo:rsid="006e677e" officeooo:paragraph-rsid="006e677e"/>
    </style:style>
    <style:style style:name="P23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style:font-name="Arial2" fo:language="en" fo:country="US" officeooo:rsid="006efce7" officeooo:paragraph-rsid="006fd625"/>
    </style:style>
    <style:style style:name="P24" style:family="paragraph" style:parent-style-name="Preformatted_20_Text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style:shadow="none">
        <style:tab-stops/>
      </style:paragraph-properties>
      <style:text-properties style:font-name="Arial2" fo:language="en" fo:country="US" officeooo:rsid="006e677e" officeooo:paragraph-rsid="006e677e"/>
    </style:style>
    <style:style style:name="P25" style:family="paragraph" style:parent-style-name="Preformatted_20_Text">
      <loext:graphic-properties draw:fill="none"/>
      <style:paragraph-properties fo:margin-left="2cm" fo:margin-right="0cm" fo:margin-top="0cm" fo:margin-bottom="0cm" loext:contextual-spacing="false" fo:line-height="150%" fo:text-align="center" style:justify-single-word="false" fo:text-indent="-0.6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fo:font-weight="bold" officeooo:rsid="0021bac7" officeooo:paragraph-rsid="006c66a6" style:font-weight-asian="bold" style:font-weight-complex="bold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af6c0" officeooo:paragraph-rsid="002d81f8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Preformatted_20_Text" style:master-page-name="First_20_Page">
      <style:paragraph-properties fo:text-align="center" style:justify-single-word="false" style:page-number="auto"/>
      <style:text-properties style:font-name="Arial2" fo:font-size="28pt" fo:language="en" fo:country="US" officeooo:rsid="002eb8fc" officeooo:paragraph-rsid="0030f719" style:font-size-asian="28pt" style:font-size-complex="28pt"/>
    </style:style>
    <style:style style:name="P30" style:family="paragraph" style:parent-style-name="Preformatted_20_Text" style:list-style-name="L1">
      <style:paragraph-properties fo:line-height="150%"/>
      <style:text-properties style:font-name="Arial2" fo:language="en" fo:country="US" officeooo:rsid="0073ea16" officeooo:paragraph-rsid="00724280"/>
    </style:style>
    <style:style style:name="P31" style:family="paragraph" style:parent-style-name="Preformatted_20_Text" style:list-style-name="L1">
      <style:paragraph-properties fo:line-height="150%"/>
      <style:text-properties style:font-name="Arial2" fo:language="en" fo:country="US" officeooo:rsid="0073ea16" officeooo:paragraph-rsid="0073ea16"/>
    </style:style>
    <style:style style:name="P32" style:family="paragraph" style:parent-style-name="Preformatted_20_Text" style:list-style-name="L1">
      <style:paragraph-properties fo:line-height="150%"/>
      <style:text-properties style:font-name="Arial2" fo:language="en" fo:country="US" officeooo:rsid="00747ac6" officeooo:paragraph-rsid="00747ac6"/>
    </style:style>
    <style:style style:name="P33" style:family="paragraph" style:parent-style-name="Preformatted_20_Text" style:list-style-name="L1">
      <style:paragraph-properties fo:line-height="150%"/>
      <style:text-properties style:font-name="Arial2" fo:language="en" fo:country="US" officeooo:rsid="00765d4d" officeooo:paragraph-rsid="00765d4d"/>
    </style:style>
    <style:style style:name="P34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a0da69" officeooo:paragraph-rsid="00a0da69"/>
    </style:style>
    <style:style style:name="P35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9a60e6" officeooo:paragraph-rsid="009e1700"/>
    </style:style>
    <style:style style:name="P36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7b6c65" officeooo:paragraph-rsid="0083be65"/>
    </style:style>
    <style:style style:name="P37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7b6c65" officeooo:paragraph-rsid="00a60350"/>
    </style:style>
    <style:style style:name="P38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7b6c65" officeooo:paragraph-rsid="0085162d"/>
    </style:style>
    <style:style style:name="P39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916dfb" officeooo:paragraph-rsid="00916dfb"/>
    </style:style>
    <style:style style:name="P40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8f64b9" officeooo:paragraph-rsid="008f64b9"/>
    </style:style>
    <style:style style:name="P41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7efee3" officeooo:paragraph-rsid="00807d22"/>
    </style:style>
    <style:style style:name="P42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91cc7f" officeooo:paragraph-rsid="0091cc7f"/>
    </style:style>
    <style:style style:name="P43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officeooo:rsid="00778ddf" officeooo:paragraph-rsid="00778ddf"/>
    </style:style>
    <style:style style:name="P44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en" fo:country="US" fo:font-weight="normal" officeooo:rsid="00b26276" officeooo:paragraph-rsid="00b26276" style:font-weight-asian="normal" style:font-weight-complex="normal"/>
    </style:style>
    <style:style style:name="P45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ru" fo:country="RU" officeooo:rsid="008e642c" officeooo:paragraph-rsid="008e642c"/>
    </style:style>
    <style:style style:name="P46" style:family="paragraph" style:parent-style-name="Preformatted_20_Text" style:list-style-name="L1">
      <style:paragraph-properties fo:line-height="150%" fo:text-align="justify" style:justify-single-word="false"/>
      <style:text-properties style:font-name="Arial2" fo:language="ru" fo:country="RU" officeooo:rsid="00b485c3" officeooo:paragraph-rsid="00b54dc3"/>
    </style:style>
    <style:style style:name="P47" style:family="paragraph" style:parent-style-name="Preformatted_20_Text" style:list-style-name="L1">
      <style:paragraph-properties fo:line-height="150%"/>
      <style:text-properties fo:language="en" fo:country="US" officeooo:rsid="00747ac6" officeooo:paragraph-rsid="0076a47e"/>
    </style:style>
    <style:style style:name="P48" style:family="paragraph" style:parent-style-name="Preformatted_20_Text" style:list-style-name="L2">
      <style:paragraph-properties fo:line-height="150%"/>
      <style:text-properties officeooo:paragraph-rsid="0076a47e"/>
    </style:style>
    <style:style style:name="P49" style:family="paragraph" style:parent-style-name="Preformatted_20_Text" style:list-style-name="L2">
      <style:paragraph-properties fo:line-height="150%"/>
      <style:text-properties officeooo:rsid="0076a47e" officeooo:paragraph-rsid="0076a47e"/>
    </style:style>
    <style:style style:name="P50" style:family="paragraph" style:parent-style-name="Preformatted_20_Text" style:list-style-name="L2">
      <style:paragraph-properties fo:line-height="150%"/>
      <style:text-properties officeooo:rsid="0078b256" officeooo:paragraph-rsid="0078b256"/>
    </style:style>
    <style:style style:name="P51" style:family="paragraph" style:parent-style-name="Heading_20_1">
      <style:paragraph-properties fo:text-align="justify" style:justify-single-word="false"/>
      <style:text-properties style:font-name="Arial2" fo:language="en" fo:country="US" officeooo:rsid="00284151"/>
    </style:style>
    <style:style style:name="P52" style:family="paragraph" style:parent-style-name="Heading_20_1" style:master-page-name="">
      <style:paragraph-properties fo:text-align="center" style:justify-single-word="false" style:page-number="auto" fo:break-before="page"/>
      <style:text-properties officeooo:paragraph-rsid="006c66a6"/>
    </style:style>
    <style:style style:name="P53" style:family="paragraph" style:parent-style-name="Heading_20_1" style:master-page-name="">
      <style:paragraph-properties fo:text-align="center" style:justify-single-word="false" style:page-number="auto"/>
      <style:text-properties officeooo:paragraph-rsid="00724280"/>
    </style:style>
    <style:style style:name="P54" style:family="paragraph" style:parent-style-name="Heading_20_1" style:master-page-name="">
      <style:paragraph-properties fo:text-align="center" style:justify-single-word="false" style:page-number="auto"/>
      <style:text-properties style:font-name="Arial2" fo:language="en" fo:country="US" fo:font-weight="bold" officeooo:rsid="00724280" officeooo:paragraph-rsid="006fd625" style:font-weight-asian="bold" style:font-weight-complex="bold"/>
    </style:style>
    <style:style style:name="T1" style:family="text">
      <style:text-properties style:font-name="Arial2" fo:language="en" fo:country="US"/>
    </style:style>
    <style:style style:name="T2" style:family="text">
      <style:text-properties style:font-name="Arial2" fo:language="en" fo:country="US" officeooo:rsid="0024a605"/>
    </style:style>
    <style:style style:name="T3" style:family="text">
      <style:text-properties style:font-name="Arial2" fo:language="en" fo:country="US" fo:font-weight="bold" style:font-weight-asian="bold" style:font-weight-complex="bold"/>
    </style:style>
    <style:style style:name="T4" style:family="text">
      <style:text-properties style:font-name="Arial2" fo:language="en" fo:country="US" fo:font-weight="bold" officeooo:rsid="0021bac7" style:font-weight-asian="bold" style:font-weight-complex="bold"/>
    </style:style>
    <style:style style:name="T5" style:family="text">
      <style:text-properties style:font-name="Arial2" fo:language="en" fo:country="US" fo:font-weight="bold" officeooo:rsid="00236d0a" style:font-weight-asian="bold" style:font-weight-complex="bold"/>
    </style:style>
    <style:style style:name="T6" style:family="text">
      <style:text-properties style:font-name="Arial2" fo:language="en" fo:country="US" fo:font-weight="bold" officeooo:rsid="006cabee" style:font-weight-asian="bold" style:font-weight-complex="bold"/>
    </style:style>
    <style:style style:name="T7" style:family="text">
      <style:text-properties style:font-name="Arial2" fo:language="en" fo:country="US" fo:font-weight="bold" officeooo:rsid="00724280" style:font-weight-asian="bold" style:font-weight-complex="bold"/>
    </style:style>
    <style:style style:name="T8" style:family="text">
      <style:text-properties style:font-name="Arial2" fo:language="en" fo:country="US" fo:font-weight="bold" officeooo:rsid="00747ac6" style:font-weight-asian="bold" style:font-weight-complex="bold"/>
    </style:style>
    <style:style style:name="T9" style:family="text">
      <style:text-properties style:font-name="Arial2" fo:language="en" fo:country="US" fo:font-weight="bold" officeooo:rsid="0074fc50" style:font-weight-asian="bold" style:font-weight-complex="bold"/>
    </style:style>
    <style:style style:name="T10" style:family="text">
      <style:text-properties style:font-name="Arial2" fo:language="en" fo:country="US" fo:font-weight="bold" officeooo:rsid="0079c595" style:font-weight-asian="bold" style:font-weight-complex="bold"/>
    </style:style>
    <style:style style:name="T11" style:family="text">
      <style:text-properties style:font-name="Arial2" fo:language="en" fo:country="US" fo:font-weight="bold" officeooo:rsid="0081bc4c" style:font-weight-asian="bold" style:font-weight-complex="bold"/>
    </style:style>
    <style:style style:name="T12" style:family="text">
      <style:text-properties style:font-name="Arial2" fo:language="en" fo:country="US" officeooo:rsid="006efce7"/>
    </style:style>
    <style:style style:name="T13" style:family="text">
      <style:text-properties style:font-name="Arial2" fo:language="en" fo:country="US" officeooo:rsid="006fd625"/>
    </style:style>
    <style:style style:name="T14" style:family="text">
      <style:text-properties style:font-name="Arial2" fo:language="en" fo:country="US" officeooo:rsid="006fe7f3"/>
    </style:style>
    <style:style style:name="T15" style:family="text">
      <style:text-properties style:font-name="Arial2" fo:language="en" fo:country="US" officeooo:rsid="0070e347"/>
    </style:style>
    <style:style style:name="T16" style:family="text">
      <style:text-properties style:font-name="Arial2" fo:language="en" fo:country="US" officeooo:rsid="0073ea16"/>
    </style:style>
    <style:style style:name="T17" style:family="text">
      <style:text-properties style:font-name="Arial2" fo:language="en" fo:country="US" officeooo:rsid="00778ddf"/>
    </style:style>
    <style:style style:name="T18" style:family="text">
      <style:text-properties style:font-name="Arial2" fo:font-weight="bold" style:font-weight-asian="bold" style:font-weight-complex="bold"/>
    </style:style>
    <style:style style:name="T19" style:family="text">
      <style:text-properties style:font-name="Arial2" fo:font-weight="bold" officeooo:rsid="002c7728" style:font-weight-asian="bold" style:font-weight-complex="bold"/>
    </style:style>
    <style:style style:name="T20" style:family="text">
      <style:text-properties fo:font-size="28pt" fo:language="en" fo:country="US" style:font-size-asian="28pt" style:font-size-complex="28pt"/>
    </style:style>
    <style:style style:name="T21" style:family="text">
      <style:text-properties fo:font-size="28pt" fo:language="en" fo:country="US" officeooo:rsid="002ff54b" style:font-size-asian="28pt" style:font-size-complex="28pt"/>
    </style:style>
    <style:style style:name="T22" style:family="text">
      <style:text-properties fo:font-size="28pt" fo:language="en" fo:country="US" officeooo:rsid="006ad067" style:font-size-asian="28pt" style:font-size-complex="2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weight="bold" officeooo:rsid="00a99029" style:font-weight-asian="bold" style:font-weight-complex="bold"/>
    </style:style>
    <style:style style:name="T25" style:family="text">
      <style:text-properties fo:font-weight="bold" officeooo:rsid="0021bac7" style:font-weight-asian="bold" style:font-weight-complex="bold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807d22"/>
    </style:style>
    <style:style style:name="T28" style:family="text">
      <style:text-properties fo:language="ru" fo:country="RU" officeooo:rsid="009e1700"/>
    </style:style>
    <style:style style:name="T29" style:family="text">
      <style:text-properties officeooo:rsid="007cbde0"/>
    </style:style>
    <style:style style:name="T30" style:family="text">
      <style:text-properties officeooo:rsid="007e285f"/>
    </style:style>
    <style:style style:name="T31" style:family="text">
      <style:text-properties officeooo:rsid="00807d22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910f53"/>
    </style:style>
    <style:style style:name="T34" style:family="text">
      <style:text-properties fo:language="en" fo:country="US" officeooo:rsid="00a7d200"/>
    </style:style>
    <style:style style:name="T35" style:family="text">
      <style:text-properties fo:language="en" fo:country="US" officeooo:rsid="00abe1aa"/>
    </style:style>
    <style:style style:name="T36" style:family="text">
      <style:text-properties fo:language="en" fo:country="US" officeooo:rsid="00adb687"/>
    </style:style>
    <style:style style:name="T37" style:family="text">
      <style:text-properties fo:language="en" fo:country="US" officeooo:rsid="00af2ea7"/>
    </style:style>
    <style:style style:name="T38" style:family="text">
      <style:text-properties fo:language="en" fo:country="US" officeooo:rsid="00b54dc3"/>
    </style:style>
    <style:style style:name="T39" style:family="text">
      <style:text-properties officeooo:rsid="00910f53"/>
    </style:style>
    <style:style style:name="T40" style:family="text">
      <style:text-properties officeooo:rsid="0091cc7f"/>
    </style:style>
    <style:style style:name="T41" style:family="text">
      <style:text-properties officeooo:rsid="00932250"/>
    </style:style>
    <style:style style:name="T42" style:family="text">
      <style:text-properties officeooo:rsid="009c27da"/>
    </style:style>
    <style:style style:name="T43" style:family="text">
      <style:text-properties officeooo:rsid="009e1700"/>
    </style:style>
    <style:style style:name="T44" style:family="text">
      <style:text-properties fo:font-weight="normal" officeooo:rsid="00a99029" style:font-weight-asian="normal" style:font-weight-complex="normal"/>
    </style:style>
    <style:style style:name="T45" style:family="text">
      <style:text-properties fo:font-weight="normal" officeooo:rsid="00a9fd8a" style:font-weight-asian="normal" style:font-weight-complex="normal"/>
    </style:style>
    <style:style style:name="T46" style:family="text">
      <style:text-properties fo:font-weight="normal" officeooo:rsid="00abdc4c" style:font-weight-asian="normal" style:font-weight-complex="normal"/>
    </style:style>
    <style:style style:name="T47" style:family="text">
      <style:text-properties officeooo:rsid="00a07266"/>
    </style:style>
    <style:style style:name="T48" style:family="text">
      <style:text-properties officeooo:rsid="00a255a5"/>
    </style:style>
    <style:style style:name="T49" style:family="text">
      <style:text-properties officeooo:rsid="00a60350"/>
    </style:style>
    <style:style style:name="T50" style:family="text">
      <style:text-properties fo:color="#800000" fo:language="ru" fo:country="RU" fo:font-weight="bold" officeooo:rsid="00a60350" style:font-weight-asian="bold" style:font-weight-complex="bold"/>
    </style:style>
    <style:style style:name="T51" style:family="text">
      <style:text-properties fo:color="#800000" fo:font-weight="bold" officeooo:rsid="00910f53" style:font-weight-asian="bold" style:font-weight-complex="bold"/>
    </style:style>
    <style:style style:name="T52" style:family="text">
      <style:text-properties fo:color="#800000" fo:font-weight="bold" officeooo:rsid="00a60350" style:font-weight-asian="bold" style:font-weight-complex="bold"/>
    </style:style>
    <style:style style:name="T53" style:family="text">
      <style:text-properties fo:color="#800000" fo:font-weight="bold" officeooo:rsid="00a88d33" style:font-weight-asian="bold" style:font-weight-complex="bold"/>
    </style:style>
    <style:style style:name="T54" style:family="text">
      <style:text-properties fo:color="#800000" fo:font-weight="bold" officeooo:rsid="00b0449f" style:font-weight-asian="bold" style:font-weight-complex="bold"/>
    </style:style>
    <style:style style:name="T55" style:family="text">
      <style:text-properties fo:color="#800000" fo:font-weight="bold" officeooo:rsid="00b10a1c" style:font-weight-asian="bold" style:font-weight-complex="bold"/>
    </style:style>
    <style:style style:name="T56" style:family="text">
      <style:text-properties officeooo:rsid="00b31378"/>
    </style:style>
    <style:style style:name="T57" style:family="text">
      <style:text-properties officeooo:rsid="00b54dc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22">Technical r</text:span><text:span text:style-name="T20">equirements </text:span><text:span text:style-name="T21">o</text:span><text:span text:style-name="T20">f the “</text:span><text:span text:style-name="T23">TControl smart home system </text:span><text:span text:style-name="T20">v.</text:span><text:span text:style-name="T23">0.1</text:span><text:span text:style-name="T20">”</text:span></text:p>
      <text:p text:style-name="P10"/>
      <text:p text:style-name="P1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>Developers:</text:p>
          </table:table-cell>
        </table:table-row>
        <table:table-row>
          <table:table-cell table:style-name="Таблица1.A1" office:value-type="string">
            <text:p text:style-name="P5">Alex Pershin</text:p>
          </table:table-cell>
        </table:table-row>
        <table:table-row>
          <table:table-cell table:style-name="Таблица1.A1" office:value-type="string">
            <text:p text:style-name="P5">Anton Buslavsky</text:p>
          </table:table-cell>
        </table:table-row>
        <table:table-row>
          <table:table-cell table:style-name="Таблица1.A1" office:value-type="string">
            <text:p text:style-name="P4">Created: Jan,05,2016</text:p>
          </table:table-cell>
        </table:table-row>
        <table:table-row>
          <table:table-cell table:style-name="Таблица1.A1" office:value-type="string">
            <text:p text:style-name="P4">Edited: <text:date style:data-style-name="N75" text:date-value="2016-03-03T23:08:07.081999797">Mar 3, 2016</text:date> </text:p>
          </table:table-cell>
        </table:table-row>
        <table:table-row>
          <table:table-cell table:style-name="Таблица1.A1" office:value-type="string">
            <text:p text:style-name="P4"/>
          </table:table-cell>
        </table:table-row>
      </table:table>
      <text:p text:style-name="P10"/>
      <text:p text:style-name="P7"/>
      <text:p text:style-name="P10"/>
      <text:p text:style-name="P10"/>
      <text:p text:style-name="P8">2016</text:p>
      <text:table-of-content text:style-name="Sect1" text:name="Оглавление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7">Table of contents</text:p>
          </text:index-title>
          <text:p text:style-name="P28"><text:a xlink:type="simple" xlink:href="#__RefHeading___Toc768_773080590" text:style-name="Index_20_Link" text:visited-style-name="Index_20_Link">Inrtoduction to TControl System<text:tab/>3</text:a></text:p>
          <text:p text:style-name="P28"><text:a xlink:type="simple" xlink:href="#__RefHeading___Toc874_773080590" text:style-name="Index_20_Link" text:visited-style-name="Index_20_Link">Required hardware for TControl System<text:tab/>3</text:a></text:p>
          <text:p text:style-name="P28"><text:a xlink:type="simple" xlink:href="#__RefHeading___Toc802_773080590" text:style-name="Index_20_Link" text:visited-style-name="Index_20_Link">Features and restrictions<text:tab/>3</text:a></text:p>
        </text:index-body>
      </text:table-of-content>
      <text:p text:style-name="P3"/>
      <text:h text:style-name="P52" text:outline-level="1"><text:bookmark-start text:name="__RefHeading___Toc768_773080590"/><text:span text:style-name="T6">Inrtoduction to</text:span><text:span text:style-name="T4"> T</text:span><text:span text:style-name="T5">C</text:span><text:span text:style-name="T4">ontrol System</text:span><text:bookmark-end text:name="__RefHeading___Toc768_773080590"/></text:h>
      <text:p text:style-name="P24">The TControl System – is a free software intended to be use as a security and a remote control system. </text:p>
      <text:p text:style-name="P22"/>
      <text:p text:style-name="P21"><text:span text:style-name="T1">Disclaimer: it is not a replacement for</text:span><text:span text:style-name="T12"> professional system </text:span><text:span text:style-name="T13">and there is no warranty for </text:span><text:span text:style-name="T14">any</text:span><text:span text:style-name="T13"> sequences that could appear in use of it</text:span><text:span text:style-name="T12">. </text:span><text:span text:style-name="T14">Use it at your own risk! </text:span><text:span text:style-name="T12"><text:s/></text:span></text:p>
      <text:p text:style-name="P23"/>
      <text:p text:style-name="P20"><text:span text:style-name="T12">For </text:span><text:span text:style-name="T15">now, </text:span><text:span text:style-name="T13">Tcontrol System</text:span><text:span text:style-name="T12"> is intended to be used for smal</text:span><text:span text:style-name="T14">l</text:span><text:span text:style-name="T12"> facilities like a home, garage, “house in a forest” etc. </text:span><text:span text:style-name="T14">All that you can do i</text:span><text:span text:style-name="T15">s</text:span><text:span text:style-name="T14"> described in separated document. You can't do a smart house with this system without changes. </text:span><text:span text:style-name="T12">On the other hand, this system is open source and allows you to make a lot changes inside it yourself as you wish.</text:span></text:p>
      <text:p text:style-name="P12"><text:s/></text:p>
      <text:p text:style-name="P13"/>
      <text:h text:style-name="P53" text:outline-level="1"><text:bookmark-start text:name="__RefHeading___Toc874_773080590"/><text:span text:style-name="T7">Required hardware</text:span><text:span text:style-name="T4"> </text:span><text:span text:style-name="T7">for</text:span><text:span text:style-name="T4"> T</text:span><text:span text:style-name="T5">C</text:span><text:span text:style-name="T4">ontrol System</text:span><text:bookmark-end text:name="__RefHeading___Toc874_773080590"/></text:h>
      <text:p text:style-name="P19"><text:span text:style-name="T16">To use the system, you must have the following things</text:span><text:span text:style-name="T2">:</text:span></text:p>
      <text:list xml:id="list3959384262640525173" text:style-name="L1">
        <text:list-item>
          <text:p text:style-name="P30">Raspberry Pi (or Pi 2) with power supply;</text:p>
        </text:list-item>
        <text:list-item>
          <text:p text:style-name="P32">MicroSD (TransFlash) card;</text:p>
        </text:list-item>
        <text:list-item>
          <text:p text:style-name="P33">LAN wire to connect to the Raspberry Pi (Pi 2, <text:span text:style-name="T39">Pi 3</text:span>)</text:p>
        </text:list-item>
        <text:list-item>
          <text:p text:style-name="P31">Full range of sensors you want to use;</text:p>
        </text:list-item>
        <text:list-item>
          <text:p text:style-name="P31">Full range of connectors;</text:p>
        </text:list-item>
        <text:list-item>
          <text:p text:style-name="P31">All necessary wires;</text:p>
        </text:list-item>
        <text:list-item>
          <text:p text:style-name="P31">All necessary tools and all other staff to install sensors at its places;</text:p>
        </text:list-item>
        <text:list-item>
          <text:p text:style-name="P47"><text:span text:style-name="T19">I</text:span><text:span text:style-name="T18">t also could be added</text:span></text:p>
        </text:list-item>
      </text:list>
      <text:list xml:id="list7232078892479330013" text:style-name="L2">
        <text:list-item>
          <text:list>
            <text:list-item>
              <text:p text:style-name="P48"><text:span text:style-name="T8">e</text:span><text:span text:style-name="T9">x</text:span><text:span text:style-name="T8">ternal HDD to </text:span><text:span text:style-name="T9">store data;</text:span></text:p>
            </text:list-item>
            <text:list-item>
              <text:p text:style-name="P49"><text:span text:style-name="T9">W</text:span><text:span text:style-name="T3">i-Fi module;</text:span></text:p>
            </text:list-item>
            <text:list-item>
              <text:p text:style-name="P50"><text:span text:style-name="T3">Cellular connection module (3G, 4G, LTE, LTE-A, 5G, </text:span><text:span text:style-name="T11">etc</text:span><text:span text:style-name="T3">);</text:span></text:p>
            </text:list-item>
            <text:list-item>
              <text:p text:style-name="P49"><text:span text:style-name="T3">Connection plate </text:span><text:span text:style-name="T10">to adapt sensors characteristics to input/output connection on Raspberry PC</text:span><text:span text:style-name="T3">.</text:span></text:p>
            </text:list-item>
          </text:list>
        </text:list-item>
      </text:list>
      <text:p text:style-name="P25"/>
      <text:h text:style-name="P54" text:outline-level="1"><text:bookmark-start text:name="__RefHeading___Toc802_773080590"/>Features and restrictions<text:bookmark-end text:name="__RefHeading___Toc802_773080590"/></text:h>
      <text:p text:style-name="P18"><text:span text:style-name="T17">Features</text:span><text:span text:style-name="T2">:</text:span></text:p>
      <text:p text:style-name="P11"/>
      <text:list xml:id="list230808180933126" text:continue-list="list3959384262640525173" text:style-name="L1">
        <text:list-item text:start-value="1">
          <text:p text:style-name="P34">Authorization in the system to avoid reach <text:span text:style-name="T48">to</text:span> the security data by third parts of any kind;</text:p>
        </text:list-item>
        <text:list-item>
          <text:p text:style-name="P35">Providing data <text:span text:style-name="T26">of recent power supply. </text:span><text:span text:style-name="T42">If there were any switches from AC to internal back-up DC (and back), it should be shown in a separate view</text:span><text:span text:style-name="T28">. Also, there should be </text:span><text:span text:style-name="T47">available the</text:span><text:span text:style-name="T28"> </text:span><text:span text:style-name="T43">history of such power supply switches;</text:span></text:p>
        </text:list-item>
        <text:list-item>
          <text:p text:style-name="P36">Providing data from sensors to web-browser. <text:span text:style-name="T29">It is also planned to show a brief history of sensor's </text:span><text:soft-page-break/><text:span text:style-name="T29">data (available from Internet if there is Internet access)</text:span>;</text:p>
        </text:list-item>
        <text:list-item>
          <text:p text:style-name="P39">The warning should be indicated to user until he/she stops this indication;</text:p>
        </text:list-item>
        <text:list-item>
          <text:p text:style-name="P40">Storing all sensor's data changes in internal DB;</text:p>
        </text:list-item>
        <text:list-item>
          <text:p text:style-name="P36">Providing data from sensors to cellular phone <text:span text:style-name="T30">by demand</text:span> (not supported yet);</text:p>
        </text:list-item>
        <text:list-item>
          <text:p text:style-name="P41">Change state of sensors, you can easily turn on and off any sensor (depend on sensor's specifications, <text:span text:style-name="T31">in some cases</text:span><text:span text:style-name="T27"> </text:span><text:span text:style-name="T31">it could possible only virtually turn off sensors (that means only stop reading data from a sensor)</text:span>);</text:p>
        </text:list-item>
        <text:list-item>
          <text:p text:style-name="P42">Auto-restart after power supply break-down. No warning indication should be lost except those been happened when T<text:span text:style-name="T41">C</text:span>ontrol system was out of power supply. That means that <text:span text:style-name="T41">if </text:span>there was (were) any warning event, it should be shown to a user as TControl system is restarted. <text:span text:style-name="T41">But if waning event happened when there was no power supply, the warning event will be lost;</text:span></text:p>
        </text:list-item>
        <text:list-item>
          <text:p text:style-name="P43">Using of Debian-base OS. You can write and use your own .deb application and use it with the system. <text:span text:style-name="T40">Please note that all external application could slow down the Raspberry Pi performance.</text:span></text:p>
        </text:list-item>
      </text:list>
      <text:p text:style-name="P14"/>
      <text:p text:style-name="P15">Restrictions: </text:p>
      <text:list xml:id="list230807568678406" text:continue-list="list230808180933126" text:style-name="L1">
        <text:list-item text:start-value="1">
          <text:p text:style-name="P45">All the <text:span text:style-name="T35">internet </text:span>co<text:span text:style-name="T32">nnections </text:span><text:span text:style-name="T36">must</text:span><text:span text:style-name="T32"> be secure. No open (insecure) connection should </text:span><text:span text:style-name="T33">b</text:span><text:span text:style-name="T32">e allowed. That means browser should support secure protocols </text:span><text:span text:style-name="T34">and all user's credentials for authorization </text:span><text:span text:style-name="T37">must</text:span><text:span text:style-name="T34"> be kept in a secret</text:span><text:span text:style-name="T32">;</text:span></text:p>
        </text:list-item>
        <text:list-item>
          <text:p text:style-name="P46">Internet connections sh<text:span text:style-name="T32">ould be stably provided </text:span><text:span text:style-name="T38">and it will be be good to dublicate an internet connection. The autoselection of the best intrnet connection is not provided yet;</text:span></text:p>
        </text:list-item>
        <text:list-item>
          <text:p text:style-name="P37"><text:span text:style-name="T39">There should be enough space on a Trans Flash card to keep all data for 40 sensor's data of 6 month long (the space calculation in process yet, but for now it is not less than 6 Gigabytes). </text:span><text:span text:style-name="T51">Remember, memory cards are vulnerable by a lot of external forces and could be broken or misbehave because of the strikes, power supply surge, contact with liquids, </text:span><text:span text:style-name="T50">short circuit </text:span><text:span text:style-name="T52">or a lot of any other reason</text:span><text:span text:style-name="T54">s</text:span><text:span text:style-name="T52">. Please pay </text:span><text:span text:style-name="T55">your </text:span><text:span text:style-name="T52">attention to place Raspberry Pi and all its components in safe, dry, cool place without reach to liquids (water, rain water, acids, alkalies, fats, oils, gasoline, </text:span><text:span text:style-name="T53">etc</text:span><text:span text:style-name="T52">)</text:span><text:span text:style-name="T49">;</text:span></text:p>
        </text:list-item>
        <text:list-item>
          <text:p text:style-name="P38"><text:span text:style-name="T24">The connection speed should be more that 1 Mbit per second. </text:span><text:span text:style-name="T44">It is high enough to provide all data changes, </text:span><text:span text:style-name="T45">reading data from DB and having no problem of any k</text:span><text:span text:style-name="T46">i</text:span><text:span text:style-name="T45">nd</text:span><text:span text:style-name="T25">;</text:span></text:p>
        </text:list-item>
        <text:list-item>
          <text:p text:style-name="P44">All electrical equipment should be mounted with <text:span text:style-name="T26">meeting of all </text:span>of the necessary safety standards. <text:span text:style-name="T56">Note that safety standards vary basing on your country laws, rules and regulations.</text:span></text:p>
        </text:list-item>
      </text:list>
      <text:p text:style-name="P26"/>
      <text:h text:style-name="P51" text:outline-level="1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 style:master-page-name="">
      <loext:graphic-properties draw:fill-image-width="0cm" draw:fill-image-height="0cm"/>
      <style:paragraph-properties fo:margin-top="0cm" fo:margin-bottom="0cm" loext:contextual-spacing="false" style:page-number="auto" style:shadow="none">
        <style:tab-stops/>
      </style:paragraph-properties>
      <style:text-properties style:font-name="Arial1" fo:font-family="Arial" style:font-style-name="Обычный" style:font-family-generic="swiss" style:font-pitch="variable" fo:font-size="10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(of <text:page-count>4</text:page-count> )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3T23:08:06.922000000</dc:date>
    <meta:editing-duration>P5DT12H52M18S</meta:editing-duration>
    <meta:editing-cycles>148</meta:editing-cycles>
    <meta:generator>LibreOffice/5.0.5.2$Windows_x86 LibreOffice_project/55b006a02d247b5f7215fc6ea0fde844b30035b3</meta:generator>
    <meta:document-statistic meta:table-count="1" meta:image-count="0" meta:object-count="0" meta:page-count="4" meta:paragraph-count="48" meta:word-count="761" meta:character-count="4351" meta:non-whitespace-character-count="3656"/>
  </office:meta>
</office:document-meta>
</file>